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  <style:font-face style:name="Ek Mukta1" svg:font-family="'Ek Mukta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7342e" officeooo:paragraph-rsid="001734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 PERSONAL:</text:p>
      <text:p text:style-name="P1"/>
      <text:p text:style-name="P1">Otra vez no me han subido el sueldo. Estoy cansada de este trabajo. Hoy he descubierto una vulnerabilidad en el sistema de cuentas que podría permitir hacer transacciones. Me va a llevar tiempo saber como aprovecharla pero lo voy a hacer.</text:p>
      <text:p text:style-name="P1"/>
      <text:p text:style-name="P1">Lib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  <style:font-face style:name="Ek Mukta1" svg:font-family="'Ek Mukta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Ek Mukta1" style:font-family-complex="'Ek Mukta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06:51:50.501027240</meta:creation-date>
    <dc:date>2022-02-07T06:56:16.168143587</dc:date>
    <meta:editing-duration>PT4M26S</meta:editing-duration>
    <meta:editing-cycles>1</meta:editing-cycles>
    <meta:document-statistic meta:table-count="0" meta:image-count="0" meta:object-count="0" meta:page-count="1" meta:paragraph-count="3" meta:word-count="44" meta:character-count="257" meta:non-whitespace-character-count="215"/>
    <meta:generator>LibreOffice/7.2.3.2$Linux_X86_64 LibreOffice_project/20$Build-2</meta:generator>
  </office:meta>
</office:document-meta>
</file>